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Bodoni MT" svg:font-family="'Bodoni MT'" style:font-family-generic="roman" style:font-pitch="variable"/>
    <style:font-face style:name="Calibri" svg:font-family="Calibri" style:font-family-generic="roman" style:font-pitch="variable"/>
    <style:font-face style:name="Minion Pro" svg:font-family="'Minion Pro'"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odoni MT1" svg:font-family="'Bodoni 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nion Pro1" svg:font-family="'Minion Pro'"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Rockwell1" svg:font-family="Rockwell" style:font-family-generic="system" style:font-pitch="variable"/>
    <style:font-face style:name="Times New Roman1" svg:font-family="'Times New Roman'" style:font-family-generic="system" style:font-pitch="variable"/>
    <style:font-face style:name="Wingdings 21" svg:font-family="'Wingdings 2'" style:font-family-generic="system" style:font-pitch="variable"/>
    <style:font-face style:name="Yu Mincho" svg:font-family="'Yu Mincho'" style:font-family-generic="system" style:font-pitch="variable"/>
  </office:font-face-decls>
  <office:automatic-styles>
    <style:style style:name="P1" style:family="paragraph" style:parent-style-name="Normal_20__28_Web_29_">
      <style:paragraph-properties fo:margin-top="0.212cm" fo:margin-bottom="0.212cm" loext:contextual-spacing="false" style:vertical-align="baseline"/>
    </style:style>
    <style:style style:name="P2" style:family="paragraph" style:parent-style-name="Normal_20__28_Web_29_">
      <style:paragraph-properties fo:margin-top="0.212cm" fo:margin-bottom="0.212cm" loext:contextual-spacing="false" style:vertical-align="baseline"/>
      <style:text-properties fo:color="#454943" style:font-name="Calibri" fo:language="fi" fo:country="FI" style:font-name-complex="Calibri1"/>
    </style:style>
    <style:style style:name="P3" style:family="paragraph" style:parent-style-name="Normal_20__28_Web_29_" style:list-style-name="WWNum1">
      <style:paragraph-properties fo:margin-top="0.212cm" fo:margin-bottom="0.212cm" loext:contextual-spacing="false" style:vertical-align="baseline"/>
    </style:style>
    <style:style style:name="P4" style:family="paragraph" style:parent-style-name="Normal_20__28_Web_29_" style:list-style-name="WWNum2">
      <style:paragraph-properties fo:margin-top="0.212cm" fo:margin-bottom="0.212cm" loext:contextual-spacing="false" style:vertical-align="baseline"/>
    </style:style>
    <style:style style:name="P5" style:family="paragraph" style:parent-style-name="Normal_20__28_Web_29_" style:list-style-name="WWNum4">
      <style:paragraph-properties fo:margin-top="0.212cm" fo:margin-bottom="0.212cm" loext:contextual-spacing="false" style:vertical-align="baseline"/>
    </style:style>
    <style:style style:name="P6" style:family="paragraph" style:parent-style-name="Normal_20__28_Web_29_" style:list-style-name="WWNum1">
      <style:paragraph-properties fo:margin-top="0.212cm" fo:margin-bottom="0cm" loext:contextual-spacing="false" style:vertical-align="baseline"/>
    </style:style>
    <style:style style:name="P7" style:family="paragraph" style:parent-style-name="Normal_20__28_Web_29_" style:list-style-name="WWNum2">
      <style:paragraph-properties fo:margin-top="0.212cm" fo:margin-bottom="0cm" loext:contextual-spacing="false" style:vertical-align="baseline"/>
    </style:style>
    <style:style style:name="P8" style:family="paragraph" style:parent-style-name="Normal_20__28_Web_29_" style:list-style-name="WWNum4">
      <style:paragraph-properties fo:margin-top="0.212cm" fo:margin-bottom="0cm" loext:contextual-spacing="false" style:vertical-align="baseline"/>
    </style:style>
    <style:style style:name="P9" style:family="paragraph" style:parent-style-name="Standard">
      <style:text-properties style:font-name-complex="Calibri1"/>
    </style:style>
    <style:style style:name="P10" style:family="paragraph" style:parent-style-name="Standard">
      <style:paragraph-properties fo:text-align="center" style:justify-single-word="false"/>
    </style:style>
    <style:style style:name="P11" style:family="paragraph" style:parent-style-name="Standard">
      <style:text-properties fo:font-size="8.5pt" fo:letter-spacing="-0.004cm" fo:font-style="italic" style:font-size-asian="8.5pt" style:font-style-asian="italic" style:font-size-complex="8.5pt" style:font-style-complex="italic"/>
    </style:style>
    <style:style style:name="P12" style:family="paragraph" style:parent-style-name="Standard">
      <style:paragraph-properties fo:margin-top="0.212cm" fo:margin-bottom="0.212cm" loext:contextual-spacing="false"/>
    </style:style>
    <style:style style:name="P13" style:family="paragraph" style:parent-style-name="Standard">
      <style:paragraph-properties fo:margin-top="0.212cm" fo:margin-bottom="0.212cm" loext:contextual-spacing="false"/>
      <style:text-properties fo:language="fi" fo:country="FI"/>
    </style:style>
    <style:style style:name="P14" style:family="paragraph" style:parent-style-name="Standard">
      <style:paragraph-properties fo:margin-top="0.212cm" fo:margin-bottom="0.212cm" loext:contextual-spacing="false"/>
      <style:text-properties style:font-name-complex="Calibri1"/>
    </style:style>
    <style:style style:name="P15" style:family="paragraph" style:parent-style-name="Standard" style:master-page-name="Standard">
      <style:paragraph-properties fo:margin-top="0.212cm" fo:margin-bottom="0.212cm" loext:contextual-spacing="false" style:page-number="auto"/>
    </style:style>
    <style:style style:name="P16" style:family="paragraph" style:parent-style-name="_5b_Basic_20_Paragraph_5d_">
      <style:paragraph-properties fo:hyphenation-ladder-count="no-limit"/>
      <style:text-properties fo:hyphenate="false" fo:hyphenation-push-char-count="2" loext:hyphenation-no-caps="false"/>
    </style:style>
    <style:style style:name="P17" style:family="paragraph" style:parent-style-name="_5b_Basic_20_Paragraph_5d_">
      <style:paragraph-properties fo:hyphenation-ladder-count="no-limit"/>
      <style:text-properties fo:font-size="10pt" fo:letter-spacing="-0.007cm" fo:language="nb" fo:country="NO" style:font-size-asian="10pt" style:font-size-complex="10pt" fo:hyphenate="false" fo:hyphenation-push-char-count="2" loext:hyphenation-no-caps="false"/>
    </style:style>
    <style:style style:name="P18" style:family="paragraph" style:parent-style-name="_5b_Basic_20_Paragraph_5d_">
      <style:paragraph-properties fo:margin-left="0.7cm" fo:margin-right="0cm" fo:text-align="center" style:justify-single-word="false" fo:hyphenation-ladder-count="no-limit" fo:text-indent="0cm" style:auto-text-indent="false" fo:break-before="page"/>
      <style:text-properties fo:hyphenate="false" fo:hyphenation-push-char-count="2" loext:hyphenation-no-caps="false"/>
    </style:style>
    <style:style style:name="P19" style:family="paragraph" style:parent-style-name="_5b_Basic_20_Paragraph_5d_">
      <style:paragraph-properties fo:margin-top="0.199cm" fo:margin-bottom="0cm" loext:contextual-spacing="false" fo:text-align="center" style:justify-single-word="false" fo:hyphenation-ladder-count="no-limit"/>
      <style:text-properties fo:hyphenate="false" fo:hyphenation-push-char-count="2" loext:hyphenation-no-caps="false"/>
    </style:style>
    <style:style style:name="P20" style:family="paragraph" style:parent-style-name="_5b_Basic_20_Paragraph_5d_">
      <style:paragraph-properties fo:margin-top="0.199cm" fo:margin-bottom="0cm" loext:contextual-spacing="false" fo:hyphenation-ladder-count="no-limit"/>
      <style:text-properties fo:hyphenate="false" fo:hyphenation-push-char-count="2" loext:hyphenation-no-caps="false"/>
    </style:style>
    <style:style style:name="P21" style:family="paragraph" style:parent-style-name="_5b_Basic_20_Paragraph_5d_">
      <style:paragraph-properties fo:margin-top="0.499cm" fo:margin-bottom="0cm" loext:contextual-spacing="false" fo:hyphenation-ladder-count="no-limit">
        <style:drop-cap style:lines="2"/>
      </style:paragraph-properties>
      <style:text-properties fo:hyphenate="false" fo:hyphenation-push-char-count="2" loext:hyphenation-no-caps="false"/>
    </style:style>
    <style:style style:name="P22" style:family="paragraph" style:parent-style-name="_5b_Basic_20_Paragraph_5d_">
      <style:paragraph-properties fo:margin-top="0.25cm" fo:margin-bottom="0cm" loext:contextual-spacing="false" fo:hyphenation-ladder-count="no-limit"/>
      <style:text-properties fo:hyphenate="false" fo:hyphenation-push-char-count="2" loext:hyphenation-no-caps="false"/>
    </style:style>
    <style:style style:name="P23" style:family="paragraph" style:parent-style-name="_5b_Basic_20_Paragraph_5d_">
      <style:paragraph-properties fo:margin-top="0.25cm" fo:margin-bottom="0cm" loext:contextual-spacing="false" fo:text-align="center" style:justify-single-word="false" fo:hyphenation-ladder-count="no-limit"/>
      <style:text-properties fo:hyphenate="false" fo:hyphenation-push-char-count="2" loext:hyphenation-no-caps="false"/>
    </style:style>
    <style:style style:name="P24" style:family="paragraph" style:parent-style-name="_5b_Basic_20_Paragraph_5d_">
      <style:paragraph-properties fo:margin-top="0.101cm" fo:margin-bottom="0cm" loext:contextual-spacing="false" fo:hyphenation-ladder-count="no-limit"/>
      <style:text-properties fo:hyphenate="false" fo:hyphenation-push-char-count="2" loext:hyphenation-no-caps="false"/>
    </style:style>
    <style:style style:name="T1" style:family="text">
      <style:text-properties fo:language="fi" fo:country="FI"/>
    </style:style>
    <style:style style:name="T2" style:family="text">
      <style:text-properties fo:font-size="16pt" fo:language="fi" fo:country="FI" style:font-size-asian="16pt" style:font-size-complex="16pt"/>
    </style:style>
    <style:style style:name="T3" style:family="text">
      <style:text-properties fo:color="#454943" style:font-name="Calibri" fo:language="fi" fo:country="FI" style:font-name-complex="Calibri1"/>
    </style:style>
    <style:style style:name="T4" style:family="text">
      <style:text-properties fo:color="#454943" style:font-name="Calibri" fo:language="fi" fo:country="FI" fo:font-weight="bold" style:font-weight-asian="bold" style:font-name-complex="Calibri1"/>
    </style:style>
    <style:style style:name="T5" style:family="text">
      <style:text-properties fo:color="#454943" style:font-name="Calibri" style:font-name-complex="Calibri1"/>
    </style:style>
    <style:style style:name="T6" style:family="text">
      <style:text-properties fo:color="#ff795f" style:font-name="Calibri" style:font-name-complex="Calibri1" loext:padding="0cm" loext:border="none"/>
    </style:style>
    <style:style style:name="T7" style:family="text">
      <style:text-properties fo:font-size="8.5pt" fo:letter-spacing="-0.004cm" fo:language="nb" fo:country="NO" fo:font-style="italic" style:font-size-asian="8.5pt" style:font-style-asian="italic" style:font-size-complex="8.5pt" style:font-style-complex="italic"/>
    </style:style>
    <style:style style:name="T8" style:family="text">
      <style:text-properties fo:font-size="8.5pt" fo:letter-spacing="-0.004cm" fo:font-style="italic" style:font-size-asian="8.5pt" style:font-style-asian="italic" style:font-size-complex="8.5pt" style:font-style-complex="italic"/>
    </style:style>
    <style:style style:name="T9" style:family="text">
      <style:text-properties style:font-name="Bodoni MT" fo:font-size="26pt" fo:language="nb" fo:country="NO" fo:font-style="italic" fo:font-weight="bold" style:font-size-asian="26pt" style:font-style-asian="italic" style:font-weight-asian="bold" style:font-name-complex="Bodoni MT1" style:font-size-complex="26pt" style:font-style-complex="italic" style:font-weight-complex="bold"/>
    </style:style>
    <style:style style:name="T10" style:family="text">
      <style:text-properties style:font-name="Bodoni MT" fo:letter-spacing="0.014cm" fo:language="nb" fo:country="NO" fo:font-weight="bold" style:font-size-asian="25.5pt" style:font-weight-asian="bold" style:font-name-complex="Bodoni MT1" style:font-size-complex="25.5pt" style:font-weight-complex="bold"/>
    </style:style>
    <style:style style:name="T11" style:family="text">
      <style:text-properties style:font-name="Bodoni MT" fo:letter-spacing="-0.009cm" fo:language="nb" fo:country="NO" fo:font-style="italic" fo:font-weight="bold" style:font-style-asian="italic" style:font-weight-asian="bold" style:font-name-complex="Bodoni MT1" style:font-style-complex="italic" style:font-weight-complex="bold"/>
    </style:style>
    <style:style style:name="T12" style:family="text">
      <style:text-properties style:font-name="Bodoni MT" fo:font-size="10.5pt" fo:letter-spacing="-0.007cm" fo:language="nb" fo:country="NO" fo:font-style="italic" style:font-size-asian="10.5pt" style:font-style-asian="italic" style:font-name-complex="Bodoni MT1" style:font-size-complex="10.5pt" style:font-style-complex="italic"/>
    </style:style>
    <style:style style:name="T13" style:family="text">
      <style:text-properties style:font-name="Bodoni MT" fo:letter-spacing="0.004cm" fo:language="nb" fo:country="NO" fo:font-style="italic" fo:font-weight="bold" style:font-style-asian="italic" style:font-weight-asian="bold" style:font-name-complex="Bodoni MT1" style:font-style-complex="italic" style:font-weight-complex="bold"/>
    </style:style>
    <style:style style:name="T14" style:family="text">
      <style:text-properties style:font-name="Bodoni MT" fo:font-size="10pt" fo:letter-spacing="0.004cm" fo:language="nb" fo:country="NO" fo:font-style="italic" fo:font-weight="bold" style:font-size-asian="10pt" style:font-style-asian="italic" style:font-weight-asian="bold" style:font-name-complex="Bodoni MT1" style:font-size-complex="10pt" style:font-style-complex="italic" style:font-weight-complex="bold"/>
    </style:style>
    <style:style style:name="T15" style:family="text">
      <style:text-properties fo:font-size="10pt" fo:letter-spacing="-0.007cm" fo:language="nb" fo:country="NO" style:font-size-asian="10pt" style:font-size-complex="10pt"/>
    </style:style>
    <style:style style:name="T16" style:family="text">
      <style:text-properties fo:font-size="10pt" fo:letter-spacing="-0.007cm" fo:language="nb" fo:country="NO" fo:font-style="italic" style:font-size-asian="10pt" style:font-style-asian="italic" style:font-size-complex="10pt" style:font-style-complex="italic"/>
    </style:style>
    <style:style style:name="T17" style:family="text">
      <style:text-properties fo:font-size="10pt" fo:letter-spacing="-0.011cm" fo:language="nb" fo:country="NO" style:font-size-asian="10pt" style:font-size-complex="10pt"/>
    </style:style>
    <style:style style:name="T18" style:family="text">
      <style:text-properties fo:font-size="10pt" fo:letter-spacing="-0.011cm" fo:language="nb" fo:country="NO" fo:font-style="italic" style:font-size-asian="10pt" style:font-style-asian="italic" style:font-size-complex="10pt" style:font-style-complex="italic"/>
    </style:style>
    <style:style style:name="T19" style:family="text">
      <style:text-properties style:font-name="Wingdings 2" fo:font-size="8pt" fo:letter-spacing="-0.005cm" fo:language="nb" fo:country="NO" style:font-size-asian="8pt" style:font-name-complex="Wingdings 21" style:font-size-complex="8pt"/>
    </style:style>
    <style:style style:name="T20" style:family="text">
      <style:text-properties style:font-name="Wingdings 2" fo:font-size="8pt" fo:letter-spacing="-0.009cm" fo:language="nb" fo:country="NO" style:font-size-asian="8pt" style:font-name-complex="Wingdings 21" style:font-size-complex="8pt"/>
    </style:style>
    <style:style style:name="T21" style:family="text">
      <style:text-properties style:font-name="Rockwell" fo:font-size="10pt" fo:letter-spacing="-0.007cm" fo:language="nb" fo:country="NO" style:font-size-asian="10pt" style:font-name-complex="Rockwel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KI Anonsi / Kväänin kielityöntekkiijä, oversatt til kvensk</text:span><text:bookmark text:name="_GoBack"/><text:span text:style-name="T1"> 20.03.2019 Pirjo Paavalniemi</text:span></text:p>
      <text:p text:style-name="P13"/>
      <text:p text:style-name="P12"><text:span text:style-name="T1">Kainun institutti – Kvensk institutt oon kväänin kielen ja kylttyyrin nasjunaali sentteri. Institutin tehtäävännä oon säilyttäät ja eistäät kväänin kieltä ja kylttyyrii, ja kans jakkaat tiettoo kväänin kielestä ja kylttyyristä samfynnissa. Institutti oon Pyssyjovessa, Porsangissa, ja se oon ollu toimessa vuoesta 2007 alkkain.</text:span></text:p>
      <text:p text:style-name="P12"><text:span text:style-name="T1">Kväänin kielen tunnustethiin omaksi kieleksi aprillikuussa 2005, ja vuoesta 1998 alkkain oon kvääniilä ollu nasjunaalin minuriteetin status. </text:span></text:p>
      <text:p text:style-name="P12"><text:span text:style-name="T1">Institutin prioriteeratut työtehtäävät oon ette eistäät kieltä, jakkaat tiettoo, triivata Kielitinkkaa ja olla myötä aloittamassa kväänin kieli- ja kylttyyritoimii eriliikaisesti lapsii ja nuorii varten. Institutti saapi peruskuurttoo Kylttyyridepartementilta.</text:span></text:p>
      <text:p text:style-name="P13"/>
      <text:p text:style-name="P13"/>
      <text:p text:style-name="P12"><text:span text:style-name="T2">Kväänin kielityöntekkiijä</text:span></text:p>
      <text:p text:style-name="P1"><text:span text:style-name="T3">Halluisitko sie työtelä kväänin kielen kans? Met hajema persuunaa kellä oon hyvät taiot sekä puhhuut ja kirjoittaat kväänin kieltä. Se oon kans tärkkee ette sie saatat jakkaat tiettoo, ja jos sie olet työtely opettaajana lastentarhaassa, lastenkoulussa tahi raavhaittenopetuksessa, niin sie olet justhiin se ketä met hajema!</text:span></text:p>
      <text:p text:style-name="P2"/>
      <text:p text:style-name="P1"><text:span text:style-name="T3">Työtehtäävät:</text:span></text:p>
      <text:list xml:id="list3983050002" text:style-name="WWNum1">
        <text:list-item>
          <text:p text:style-name="P6"><text:span text:style-name="T3">Työtelä kväänin kielen kans</text:span></text:p>
        </text:list-item>
        <text:list-item>
          <text:p text:style-name="P6"><text:span text:style-name="T3">Laittaat kyrsimateriaalii kielikyrsii varten</text:span></text:p>
        </text:list-item>
        <text:list-item>
          <text:p text:style-name="P6"><text:span text:style-name="T3">Kirjoittaat ja käänttäät tekstii</text:span></text:p>
        </text:list-item>
        <text:list-item>
          <text:p text:style-name="P3"><text:span text:style-name="T3">Jakkaat tiettoo kylttyyristä ja kielestä</text:span></text:p>
        </text:list-item>
      </text:list>
      <text:p text:style-name="P2"/>
      <text:p text:style-name="P1"><text:span text:style-name="T3">Vaatimukset:</text:span></text:p>
      <text:list xml:id="list3746324110" text:style-name="WWNum2">
        <text:list-item>
          <text:p text:style-name="P7"><text:span text:style-name="T3">Relevantti korkkeekoulu- tahi universiteettikoulutus</text:span></text:p>
        </text:list-item>
        <text:list-item>
          <text:p text:style-name="P4"><text:span text:style-name="T3">Sie piät saattaat kväänii, suomee tahi meänkieltä</text:span></text:p>
        </text:list-item>
      </text:list>
      <text:p text:style-name="P2"/>
      <text:p text:style-name="P1"><text:span text:style-name="T3">Met panema painon kans näihin:</text:span></text:p>
      <text:list xml:id="list3730403565" text:style-name="WWNum4">
        <text:list-item>
          <text:p text:style-name="P8"><text:span text:style-name="T3">Ette sulla oon tiettoo kvääniin oloista Norjassa</text:span></text:p>
        </text:list-item>
        <text:list-item>
          <text:p text:style-name="P8"><text:span text:style-name="T3">Ette sie olet seppä jakamhaan tiettoo</text:span></text:p>
        </text:list-item>
        <text:list-item>
          <text:p text:style-name="P8"><text:span text:style-name="T3">Ette sie olet valmis työtelemhään poikkifaakilisten työtehtääviitten kans</text:span></text:p>
        </text:list-item>
        <text:list-item>
          <text:p text:style-name="P5"><text:span text:style-name="T3">Ette sie saatat työtelä ittenäisesti ja kans yhessä muitten kans</text:span></text:p>
        </text:list-item>
      </text:list>
      <text:p text:style-name="P2"><text:soft-page-break/></text:p>
      <text:p text:style-name="P1"><text:span text:style-name="T3">Met tarjooma viran nasjunaalissa sentterissä jossa oon interesantit työtehtäävät ja uloskäsin suunatut toimet. Institutin mudernit lukaalit oon luononkaunhiissa ympäristössä, ja työpaikassa oon hyvä faaki- ja työmiljöö. Met kans autama sinnuu löytämhään asumapaikan.</text:span></text:p>
      <text:p text:style-name="P2"/>
      <text:p text:style-name="P1"><text:span text:style-name="T4">Hakufristi: 08.04.19</text:span></text:p>
      <text:p text:style-name="P2"/>
      <text:p text:style-name="P1"><text:span text:style-name="T3">Kysymykshiin viran ympäri vastaa institutin johtaaja Hilde Skanke tlf. 46 54 88 70.</text:span></text:p>
      <text:p text:style-name="P1"><text:span text:style-name="T3">Lähätä hakemuksen ja CVn tänne: Kainun institutti – Kvensk institutt, 9716 Børselv tahi e-posthiin: hilde.skanke(a)kvenskinstitutt.no.</text:span></text:p>
      <text:p text:style-name="P2"/>
      <text:p text:style-name="P1"><text:span text:style-name="T5">Katto kans:</text:span><text:span text:style-name="apple-converted-space"><text:span text:style-name="T5"> </text:span></text:span><text:a xlink:type="simple" xlink:href="http://www.kvenskinstitutt.no" text:style-name="Internet_20_link" text:visited-style-name="Visited_20_Internet_20_Link"><text:span text:style-name="T6">www.kvenskinstitutt.no</text:span></text:a></text:p>
      <text:p text:style-name="P14"/>
      <text:p text:style-name="P9"/>
      <text:p text:style-name="P18"><text:span text:style-name="T7">Kainun institutti – Kvensk institutt er et nasjonalt senter for kvensk språk og kultur med formål om å bevare og å utvikle kvensk språk og kultur, samt formidle kunnskaper og informasjon om kvensk i samfunnet. Instituttet er lokalisert i Børselv, Porsanger kommune og har vært i drift siden januar 2007.</text:span></text:p>
      <text:p text:style-name="P10"><text:span text:style-name="T8">Kvensk ble anerkjent som eget språk i april 2005 og kvenene har siden 1998 hatt status som nasjonal minoritet. Instituttets prioriterte oppgaver er språkutvikling, informasjonsarbeid, drift av Kielitinka/Kvensk språkting og medvirkning til oppstart av kvenske språk- og kulturtiltak, spesielt for barn og unge. Instituttet drives med grunnbevilgning av Kulturdepartementet.</text:span></text:p>
      <text:p text:style-name="P11"/>
      <text:p text:style-name="P19"><text:span text:style-name="T9">Kvensk språkmedarbeider</text:span></text:p>
      <text:p text:style-name="P21"><text:span text:style-name="T10">K</text:span><text:span text:style-name="T15">unne du tenke deg å jobbe med kvensk språk? Vi søker en person med gode ferdigheter i kvensk, skriftlig og muntlig. Formidlingsevne vil bli høyt vektlagt, og har du erfaring fra undervisning på førskole/barnehage -, grunnskole – og voksenopplæringsnivå, er du den vi søker!</text:span></text:p>
      <text:p text:style-name="P22"><text:span text:style-name="T11">Arbeidsoppgaver:</text:span></text:p>
      <text:p text:style-name="P24"><text:span text:style-name="T19"></text:span><text:span text:style-name="T15"> </text:span><text:span text:style-name="T16">arbeide med kvensk språk</text:span></text:p>
      <text:p text:style-name="P16"><text:span text:style-name="T19"></text:span><text:span text:style-name="T15"> </text:span><text:span text:style-name="T16">utvikle kursmateriell til språkkurs</text:span></text:p>
      <text:p text:style-name="P16"><text:span text:style-name="T19"></text:span><text:span text:style-name="T15"> </text:span><text:span text:style-name="T16">produsere tekst og oversette</text:span></text:p>
      <text:p text:style-name="P16"><text:span text:style-name="T20"></text:span><text:span text:style-name="T17"> </text:span><text:span text:style-name="T18">kultur- og informasjonsformidling</text:span></text:p>
      <text:p text:style-name="P22"><text:span text:style-name="T11">Kvalifikasjoner:</text:span></text:p>
      <text:p text:style-name="P24"><text:span text:style-name="T19"></text:span><text:span text:style-name="T15"> </text:span><text:span text:style-name="T16">relevant høgskole- eller universitetsutdanning</text:span></text:p>
      <text:p text:style-name="P16"><text:span text:style-name="T19"></text:span><text:span text:style-name="T15"> </text:span><text:span text:style-name="T16">språkkunnskaper i kvensk, finsk eller meänkieli</text:span></text:p>
      <text:p text:style-name="P22"><text:span text:style-name="T11">Vi vil også vektlegge:</text:span></text:p>
      <text:p text:style-name="P24"><text:span text:style-name="T14">1.</text:span><text:span text:style-name="T21"> </text:span><text:span text:style-name="T16">kjennskap til kvenske forhold i Norge</text:span></text:p>
      <text:p text:style-name="P16"><text:span text:style-name="T14">2.</text:span><text:span text:style-name="T21"> </text:span><text:span text:style-name="T16">gode formidlingsevner</text:span></text:p>
      <text:p text:style-name="P16"><text:span text:style-name="T14">3.</text:span><text:span text:style-name="T16"> fleksibilitet knyttet til tverrfaglige oppgaver</text:span></text:p>
      <text:p text:style-name="P16"><text:span text:style-name="T14">4.</text:span><text:span text:style-name="T21"> </text:span><text:span text:style-name="T16">evne til å arbeide selvstendig, så vel som i team</text:span></text:p>
      <text:p text:style-name="P17"/>
      <text:p text:style-name="P16"><text:span text:style-name="T15">Vi kan tilby en stilling på et nasjonalt senter med spennende oppgaver og utadrettet virksomhet, en arbeidsplass i moderne lokaler i naturskjønne omgivelser og med et godt fag- og arbeidsmiljø. Vi er også behjelpelig med bolig.</text:span></text:p>
      <text:p text:style-name="P23"><text:span text:style-name="T11">Søknadsfrist: 08.04.19</text:span></text:p>
      <text:p text:style-name="P20"><text:span text:style-name="T15">Forespørsler om stillingen rettes til instituttleder Hilde Skanke tlf. 46 54 88 70. Søknad og cv sendes til Kainun institutti – Kvensk institutt, 9716 Børselv eller epost: hilde.skanke@kvenskinstitutt.no. <text:line-break/>Se også: www.kvenskinstitutt.no <text:s/></text:span></text:p>
      <text:p text:style-name="Standard"/>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Bodoni MT" svg:font-family="'Bodoni MT'" style:font-family-generic="roman" style:font-pitch="variable"/>
    <style:font-face style:name="Calibri" svg:font-family="Calibri" style:font-family-generic="roman" style:font-pitch="variable"/>
    <style:font-face style:name="Minion Pro" svg:font-family="'Minion Pro'"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odoni MT1" svg:font-family="'Bodoni 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nion Pro1" svg:font-family="'Minion Pro'"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Rockwell1" svg:font-family="Rockwell" style:font-family-generic="system" style:font-pitch="variable"/>
    <style:font-face style:name="Times New Roman1" svg:font-family="'Times New Roman'" style:font-family-generic="system" style:font-pitch="variable"/>
    <style:font-face style:name="Wingdings 21" svg:font-family="'Wingdings 2'"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_5b_Basic_20_Paragraph_5d_" style:display-name="[Basic Paragraph]" style:family="paragraph" style:parent-style-name="Standard" style:default-outline-level="">
      <style:paragraph-properties fo:line-height="120%" style:vertical-align="middle"/>
      <style:text-properties fo:color="#000000" style:font-name="Minion Pro" fo:font-family="'Minion Pro'" style:font-family-generic="roman" style:font-pitch="variable" fo:language="en" fo:country="GB" style:font-name-asian="Yu Mincho" style:font-family-asian="'Yu Mincho'" style:font-family-generic-asian="system" style:font-pitch-asian="variable" style:language-asian="ko" style:country-asian="KR" style:font-name-complex="Minion Pro1" style:font-family-complex="'Minion Pro'"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fo:font-size="10pt" style:font-size-asian="10pt" style:font-size-complex="10pt"/>
    </style:style>
    <style:style style:name="Kommentaremne_20_Tegn" style:display-name="Kommentaremne Tegn" style:family="text" style:parent-style-name="Merknadstekst_20_Tegn">
      <style:text-properties fo:font-size="10pt" fo:font-weight="bold" style:font-size-asian="10pt" style:font-weight-asian="bold" style:font-size-complex="10pt" style:font-weight-complex="bold"/>
    </style:style>
    <style:style style:name="Bobletekst_20_Tegn" style:display-name="Bobletekst Tegn"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5</meta:editing-cycles>
    <meta:creation-date>2019-03-26T11:43:00</meta:creation-date>
    <dc:date>2019-03-26T11:49:00</dc:date>
    <meta:editing-duration>PT4M</meta:editing-duration>
    <meta:generator>LibreOffice/6.4.6.2$Linux_X86_64 LibreOffice_project/40$Build-2</meta:generator>
    <meta:document-statistic meta:table-count="0" meta:image-count="0" meta:object-count="0" meta:page-count="3" meta:paragraph-count="44" meta:word-count="561" meta:character-count="4138" meta:non-whitespace-character-count="3622"/>
    <meta:user-defined meta:name="AppVersion">16.0000</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